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d1c24" draw:textarea-horizontal-align="justify" draw:textarea-vertical-align="middle" draw:auto-grow-height="false" fo:min-height="4.492cm" fo:min-width="4.2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47cm" fo:min-width="3.097cm"/>
    </style:style>
    <style:style style:name="gr3" style:family="graphic" style:parent-style-name="standard">
      <style:graphic-properties svg:stroke-color="#000000" draw:fill-color="#ed1c24" draw:textarea-horizontal-align="justify" draw:textarea-vertical-align="middle" draw:auto-grow-height="false" fo:min-height="2.382cm" fo:min-width="2.0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09cm" fo:min-width="1.027cm"/>
    </style:style>
    <style:style style:name="gr5" style:family="graphic" style:parent-style-name="standard">
      <style:graphic-properties svg:stroke-color="#000000" draw:fill-color="#ed1c24" draw:textarea-horizontal-align="justify" draw:textarea-vertical-align="middle" draw:auto-grow-height="false" fo:min-height="0.517cm" fo:min-width="0.25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tyle="normal" fo:font-weight="bold"/>
    </style:style>
    <style:style style:name="P6" style:family="paragraph">
      <loext:graphic-properties draw:fill="none" draw:fill-color="#ffffff"/>
      <style:paragraph-properties fo:text-align="center"/>
      <style:text-properties fo:font-style="normal" fo:font-weight="bold"/>
    </style:style>
    <style:style style:name="T1" style:family="text">
      <style:text-properties fo:font-style="normal" fo:font-weight="bold"/>
    </style:style>
    <style:style style:name="T2" style:family="text">
      <style:text-properties fo:font-size="18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704cm" svg:height="6.704cm" svg:x="2.143cm" svg:y="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5.085cm" svg:height="5.085cm" svg:x="2.953cm" svg:y="2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648cm" svg:height="3.722cm" svg:x="3.671cm" svg:y="3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159cm" svg:height="2.203cm" svg:x="4.416cm" svg:y="4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62cm" svg:height="1.083cm" svg:x="4.964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0.254cm" svg:height="0.254cm" svg:x="5.109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5.31cm" svg:y="5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5.61cm" svg:y="4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4.81cm" svg:y="5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5.7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5.11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4.318cm" svg:height="1.905cm" svg:x="3.459cm" svg:y="8.747cm">
          <draw:text-box>
            <text:p text:style-name="P4"><text:span text:style-name="T1">Reliable and Valid</text:span></text:p>
          </draw:text-box>
        </draw:frame>
        <draw:g>
          <draw:custom-shape draw:style-name="gr1" draw:text-style-name="P1" draw:layer="layout" svg:width="6.704cm" svg:height="6.704cm" svg:x="9.763cm" svg:y="1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5.085cm" svg:height="5.085cm" svg:x="10.573cm" svg:y="2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648cm" svg:height="3.722cm" svg:x="11.291cm" svg:y="3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159cm" svg:height="2.203cm" svg:x="12.036cm" svg:y="4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62cm" svg:height="1.083cm" svg:x="12.584cm" svg:y="4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0.254cm" svg:height="0.254cm" svg:x="11.713cm" svg:y="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1.914cm" svg:y="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2.214cm" svg:y="6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1.414cm" svg:y="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2.314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1.714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6" draw:layer="layout" svg:width="4.526cm" svg:height="1.778cm" svg:x="10.879cm" svg:y="8.62cm">
          <draw:text-box>
            <text:p text:style-name="P4"><text:span text:style-name="T1">Reliable but Not Valid</text:span></text:p>
          </draw:text-box>
        </draw:frame>
        <draw:g>
          <draw:custom-shape draw:style-name="gr1" draw:text-style-name="P1" draw:layer="layout" svg:width="6.704cm" svg:height="6.704cm" svg:x="2.17cm" svg:y="10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5.085cm" svg:height="5.085cm" svg:x="2.98cm" svg:y="1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648cm" svg:height="3.722cm" svg:x="3.698cm" svg:y="12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159cm" svg:height="2.203cm" svg:x="4.44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62cm" svg:height="1.083cm" svg:x="4.991cm" svg:y="13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6" draw:layer="layout" svg:width="4.753cm" svg:height="1.778cm" svg:x="3.086cm" svg:y="17.699cm">
          <draw:text-box>
            <text:p text:style-name="P4"><text:span text:style-name="T2">Not</text:span><text:span text:style-name="T1"> Reliable but Valid</text:span></text:p>
          </draw:text-box>
        </draw:frame>
        <draw:g>
          <draw:custom-shape draw:style-name="gr6" draw:text-style-name="P3" draw:layer="layout" svg:width="0.254cm" svg:height="0.254cm" svg:x="5.087cm" svg:y="12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6.588cm" svg:y="14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5.788cm" svg:y="1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4.188cm" svg:y="14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6.188cm" svg:y="14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5.388cm" svg:y="15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6.704cm" svg:height="6.704cm" svg:x="9.79cm" svg:y="10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5.085cm" svg:height="5.085cm" svg:x="10.6cm" svg:y="1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648cm" svg:height="3.722cm" svg:x="11.318cm" svg:y="12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159cm" svg:height="2.203cm" svg:x="12.063cm" svg:y="1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62cm" svg:height="1.083cm" svg:x="12.611cm" svg:y="13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5.534cm" svg:height="2.384cm" svg:x="10.306cm" svg:y="17.445cm">
          <draw:text-box>
            <text:p text:style-name="P4"><text:span text:style-name="T2">Not</text:span><text:span text:style-name="T1"> Reliable and Not Valid</text:span></text:p>
          </draw:text-box>
        </draw:frame>
        <draw:g>
          <draw:custom-shape draw:style-name="gr6" draw:text-style-name="P3" draw:layer="layout" svg:width="0.254cm" svg:height="0.254cm" svg:x="14.231cm" svg:y="11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5.732cm" svg:y="12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4.932cm" svg:y="12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3.332cm" svg:y="12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5.332cm" svg:y="1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254cm" svg:height="0.254cm" svg:x="14.532cm" svg:y="1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7-21T23:15:26.677000000</meta:creation-date>
    <dc:date>2018-07-23T09:46:42.216000000</dc:date>
    <dc:creator>George Self</dc:creator>
    <meta:editing-duration>PT11M12S</meta:editing-duration>
    <meta:editing-cycles>6</meta:editing-cycles>
    <meta:generator>LibreOffice/6.0.5.2$Windows_X86_64 LibreOffice_project/54c8cbb85f300ac59db32fe8a675ff7683cd5a16</meta:generator>
    <meta:document-statistic meta:object-count="56"/>
  </office:meta>
</office:document-meta>
</file>